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1b2" officeooo:paragraph-rsid="001301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: INSERT INTO Artist (echonest_id, musicbrainz_id, name, hotttnesss, familiarity)</text:p>
      <text:p text:style-name="P1"><text:tab/><text:tab/><text:tab/> VALUES ('ARB29HJ1187FB4AF62', 'd13e8294-c751-42ec-afe3-e06d1815d710', 'Ken Vandermark\''s Sound in action Trio', 0.33991463588161747, 0.0)</text:p>
      <text:p text:style-name="P1">You have an error in your SQL syntax; check the manual that corresponds to your MySQL server version for the right syntax to use near 's Sound in action Trio', 0.33991463588161747, 0.0)' at line 2</text:p>
      <text:p text:style-name="P1"/>
      <text:p text:style-name="P1">Error: INSERT INTO Artist (echonest_id, musicbrainz_id, name, hotttnesss, familiarity)</text:p>
      <text:p text:style-name="P1"><text:tab/><text:tab/><text:tab/> VALUES ('AR2XII91187FB3C4D1', '4ec49abd-257e-4236-9e32-8e60a6085b06', 'Ammer Einheit', 0.14260515821071393, 0.0)</text:p>
      <text:p text:style-name="P1">Duplicate entry '4ec49abd-257e-4236-9e32-8e60a6085b06' for key 'musicbrainz_id'</text:p>
      <text:p text:style-name="P1"/>
      <text:p text:style-name="P1">Error: INSERT INTO Artist (echonest_id, musicbrainz_id, name, hotttnesss, familiarity)</text:p>
      <text:p text:style-name="P1"><text:tab/><text:tab/><text:tab/> VALUES ('ARP9CNW1187B9AEA4D', '39e84597-3e0f-4ccc-89d2-6ee1dd6fb050', 'Claudio Abbado', 0.45019768204539817, 0.41092096113568921)</text:p>
      <text:p text:style-name="P1">Duplicate entry '39e84597-3e0f-4ccc-89d2-6ee1dd6fb050' for key 'musicbrainz_id'</text:p>
      <text:p text:style-name="P1"/>
      <text:p text:style-name="P1">Error: INSERT INTO Artist (echonest_id, musicbrainz_id, name, hotttnesss, familiarity)</text:p>
      <text:p text:style-name="P1"><text:tab/><text:tab/><text:tab/> VALUES ('AR9M9XY1187B98B2F8', '2c0be2ba-fa63-430f-afca-7499852158f6', 'Abbott &amp; Chambers', 0.62117046950606514, 0.21893641516044704)</text:p>
      <text:p text:style-name="P1">Duplicate entry '2c0be2ba-fa63-430f-afca-7499852158f6' for key 'musicbrainz_id'</text:p>
      <text:p text:style-name="P1"/>
      <text:p text:style-name="P1">Error: INSERT INTO Artist (echonest_id, musicbrainz_id, name, hotttnesss, familiarity)</text:p>
      <text:p text:style-name="P1"><text:tab/><text:tab/><text:tab/> VALUES ('AR01HKT1187B996F26', '9639cd52-c351-4a17-9797-58880e95a7ef', 'The Mountain Goats', 0.71594105183693413, 0.52001099410182627)</text:p>
      <text:p text:style-name="P1">Duplicate entry '9639cd52-c351-4a17-9797-58880e95a7ef' for key 'musicbrainz_id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8:53:15.457331934</meta:creation-date>
    <dc:date>2016-07-27T19:03:40.373619587</dc:date>
    <meta:editing-duration>PT10M25S</meta:editing-duration>
    <meta:editing-cycles>1</meta:editing-cycles>
    <meta:document-statistic meta:table-count="0" meta:image-count="0" meta:object-count="0" meta:page-count="1" meta:paragraph-count="15" meta:word-count="145" meta:character-count="1606" meta:non-whitespace-character-count="1456"/>
    <meta:generator>LibreOffice/5.1.4.2$Linux_X86_64 LibreOffice_project/10m0$Build-2</meta:generator>
  </office:meta>
</office:document-meta>
</file>